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c214a" officeooo:paragraph-rsid="001c214a"/>
    </style:style>
    <style:style style:name="P2" style:family="paragraph" style:parent-style-name="Standard">
      <style:paragraph-properties fo:text-align="start" style:justify-single-word="false"/>
      <style:text-properties officeooo:rsid="001c214a" officeooo:paragraph-rsid="001c214a"/>
    </style:style>
    <style:style style:name="P3" style:family="paragraph" style:parent-style-name="Standard">
      <style:paragraph-properties fo:text-align="start" style:justify-single-word="false"/>
      <style:text-properties officeooo:rsid="001f928f" officeooo:paragraph-rsid="001f928f"/>
    </style:style>
    <style:style style:name="T1" style:family="text">
      <style:text-properties officeooo:rsid="002053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usD 19.02.2020</text:p>
      <text:p text:style-name="P1"/>
      <text:p text:style-name="P2">Fragen</text:p>
      <text:p text:style-name="P2"/>
      <text:p text:style-name="P2">- Woran erkennt der Roboter, wann er am Band ist?</text:p>
      <text:p text:style-name="P2">- Gibt es Wegmarkierungen?</text:p>
      <text:p text:style-name="P2">- Wie lang sind die Entfernungen?<text:line-break/>- Was passiert mit den Stühlen?</text:p>
      <text:p text:style-name="P3">- Warum 2 Sekunden warten?</text:p>
      <text:p text:style-name="P3">- <text:span text:style-name="T1">Was soll passieren, wenn eine andere Farbe kommt?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9T12:32:39.398862171</meta:creation-date>
    <dc:date>2020-02-19T12:41:18.042296010</dc:date>
    <meta:editing-duration>PT8M37S</meta:editing-duration>
    <meta:editing-cycles>4</meta:editing-cycles>
    <meta:generator>LibreOffice/6.4.0.3$Linux_X86_64 LibreOffice_project/40$Build-3</meta:generator>
    <meta:document-statistic meta:table-count="0" meta:image-count="0" meta:object-count="0" meta:page-count="1" meta:paragraph-count="7" meta:word-count="43" meta:character-count="239" meta:non-whitespace-character-count="203"/>
  </office:meta>
</office:document-meta>
</file>